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89A1FB3AD4B8FF62.png" manifest:media-type="image/png"/>
  <manifest:file-entry manifest:full-path="Pictures/100000000000050000000400F4844797A9FC528D.png" manifest:media-type="image/png"/>
  <manifest:file-entry manifest:full-path="Pictures/100000000000050000000400D49635F52DB0EB71.png" manifest:media-type="image/png"/>
  <manifest:file-entry manifest:full-path="Pictures/1000000000000500000004003B04794375736F8D.png" manifest:media-type="image/png"/>
  <manifest:file-entry manifest:full-path="Pictures/1000000000000500000004007F120E50ECCE6181.png" manifest:media-type="image/png"/>
  <manifest:file-entry manifest:full-path="Pictures/1000000000000500000004008A35D25843BD88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3.6cm" draw:z-index="0"><draw:image xlink:href="Pictures/10000000000005000000040089A1FB3AD4B8FF62.png" xlink:type="simple" xlink:show="embed" xlink:actuate="onLoad" loext:mime-type="image/x-vclgraphic"/></draw:frame></text:p>
      <text:p text:style-name="Standard"><draw:frame draw:style-name="fr1" draw:name="Изображение3" text:anchor-type="paragraph" svg:width="17cm" svg:height="13.6cm" draw:z-index="2"><draw:image xlink:href="Pictures/100000000000050000000400F4844797A9FC528D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Изображение2" text:anchor-type="paragraph" svg:width="17cm" svg:height="13.6cm" draw:z-index="1"><draw:image xlink:href="Pictures/100000000000050000000400D49635F52DB0EB71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2" draw:name="Изображение4" text:anchor-type="paragraph" svg:width="17cm" svg:height="13.6cm" draw:z-index="3"><draw:image xlink:href="Pictures/1000000000000500000004007F120E50ECCE6181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Изображение6" text:anchor-type="paragraph" svg:width="17cm" svg:height="13.6cm" draw:z-index="5"><draw:image xlink:href="Pictures/1000000000000500000004008A35D25843BD888F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Изображение5" text:anchor-type="paragraph" svg:width="17cm" svg:height="13.6cm" draw:z-index="4"><draw:image xlink:href="Pictures/1000000000000500000004003B04794375736F8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S</meta:editing-duration>
    <meta:editing-cycles>3</meta:editing-cycles>
    <meta:generator>LibreOffice/5.4.7.2$Windows_x86 LibreOffice_project/c838ef25c16710f8838b1faec480ebba495259d0</meta:generator>
    <dc:date>2019-12-08T04:49:09.453000000</dc:date>
    <meta:document-statistic meta:table-count="0" meta:image-count="6" meta:object-count="0" meta:page-count="6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